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IZADORA AGROPECUARIA K &amp; 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393883</text:p>
          </table:table-cell>
          <table:table-cell table:style-name="Tabla1.E2" office:value-type="string">
            <text:p text:style-name="P10"><text:span text:style-name="T1">Ruc</text:span>:205281797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09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ZMAN CACERES ALEX FRANK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938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625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75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3/06/2021</text:span></text:p>
          </table:table-cell>
          <table:table-cell table:style-name="Tabla2.A2" office:value-type="string">
            <text:p text:style-name="P4"><text:span text:style-name="T5">5275395</text:span></text:p>
          </table:table-cell>
          <table:table-cell table:style-name="Tabla2.A2" office:value-type="string">
            <text:p text:style-name="P4"><text:span text:style-name="T5">1675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TARIFA AEREA S/65.00 X CAJA + SERVICIO DE RECOJO S/50.00 SOLE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00:22:2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